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2a7" officeooo:paragraph-rsid="001c42a7"/>
    </style:style>
    <style:style style:name="P2" style:family="paragraph" style:parent-style-name="Standard">
      <style:paragraph-properties fo:text-align="center" style:justify-single-word="false"/>
      <style:text-properties fo:font-size="64pt" officeooo:rsid="001c42a7" officeooo:paragraph-rsid="001c42a7" style:font-size-asian="56pt" style:font-size-complex="64pt"/>
    </style:style>
    <style:style style:name="P3" style:family="paragraph" style:parent-style-name="Standard">
      <style:paragraph-properties fo:text-align="center" style:justify-single-word="false"/>
      <style:text-properties fo:font-size="12pt" officeooo:rsid="001c42a7" officeooo:paragraph-rsid="001c42a7" style:font-size-asian="10.5pt" style:font-size-complex="12pt"/>
    </style:style>
    <style:style style:name="P4" style:family="paragraph" style:parent-style-name="Standard">
      <style:paragraph-properties fo:text-align="start" style:justify-single-word="false"/>
      <style:text-properties officeooo:rsid="0025b12a" officeooo:paragraph-rsid="001c42a7"/>
    </style:style>
    <style:style style:name="P5" style:family="paragraph" style:parent-style-name="Standard">
      <style:paragraph-properties fo:text-align="start" style:justify-single-word="false"/>
      <style:text-properties officeooo:rsid="0025b12a" officeooo:paragraph-rsid="00286547"/>
    </style:style>
    <style:style style:name="P6" style:family="paragraph" style:parent-style-name="Standard">
      <style:paragraph-properties fo:text-align="start" style:justify-single-word="false" fo:break-before="page"/>
      <style:text-properties officeooo:rsid="0025b12a" officeooo:paragraph-rsid="001c42a7"/>
    </style:style>
    <style:style style:name="P7" style:family="paragraph" style:parent-style-name="Standard">
      <style:paragraph-properties fo:margin-left="0.5in" fo:margin-right="0in" fo:text-align="start" style:justify-single-word="false" fo:text-indent="0in" style:auto-text-indent="false"/>
      <style:text-properties officeooo:rsid="0025b12a" officeooo:paragraph-rsid="001c42a7"/>
    </style:style>
    <style:style style:name="P8" style:family="paragraph" style:parent-style-name="Standard">
      <style:paragraph-properties fo:margin-left="1in" fo:margin-right="0in" fo:text-align="start" style:justify-single-word="false" fo:text-indent="0in" style:auto-text-indent="false"/>
      <style:text-properties officeooo:rsid="0025b12a" officeooo:paragraph-rsid="001c42a7"/>
    </style:style>
    <style:style style:name="P9" style:family="paragraph" style:parent-style-name="Standard">
      <style:paragraph-properties fo:margin-left="0in" fo:margin-right="0in" fo:text-align="start" style:justify-single-word="false" fo:text-indent="0in" style:auto-text-indent="false"/>
      <style:text-properties officeooo:rsid="0025b12a" officeooo:paragraph-rsid="001c42a7"/>
    </style:style>
    <style:style style:name="P10" style:family="paragraph" style:parent-style-name="Standard">
      <style:paragraph-properties fo:margin-left="0in" fo:margin-right="0in" fo:text-align="start" style:justify-single-word="false" fo:text-indent="0in" style:auto-text-indent="false"/>
      <style:text-properties officeooo:rsid="00286547" officeooo:paragraph-rsid="0029f10d"/>
    </style:style>
    <style:style style:name="P11" style:family="paragraph" style:parent-style-name="Standard">
      <style:paragraph-properties fo:margin-left="0in" fo:margin-right="0in" fo:text-align="start" style:justify-single-word="false" fo:text-indent="0in" style:auto-text-indent="false"/>
      <style:text-properties officeooo:rsid="0029f10d" officeooo:paragraph-rsid="0029f10d"/>
    </style:style>
    <style:style style:name="T1" style:family="text">
      <style:text-properties fo:font-weight="normal" style:font-weight-asian="normal" style:font-weight-complex="normal"/>
    </style:style>
    <style:style style:name="T2" style:family="text">
      <style:text-properties fo:font-weight="normal" officeooo:rsid="0029f10d" style:font-weight-asian="normal" style:font-weight-complex="normal"/>
    </style:style>
    <style:style style:name="T3" style:family="text">
      <style:text-properties fo:font-weight="normal" officeooo:rsid="002a4f93" style:font-weight-asian="normal" style:font-weight-complex="normal"/>
    </style:style>
    <style:style style:name="T4" style:family="text">
      <style:text-properties officeooo:rsid="002702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Travers</text:p>
      <text:p text:style-name="P1">CS406</text:p>
      <text:p text:style-name="P1">Advanced Software Engineering</text:p>
      <text:p text:style-name="P1">Grantham University</text:p>
      <text:p text:style-name="P1"/>
      <text:p text:style-name="P1"/>
      <text:p text:style-name="P1"/>
      <text:p text:style-name="P1"/>
      <text:p text:style-name="P1"/>
      <text:p text:style-name="P1"/>
      <text:p text:style-name="P1"/>
      <text:p text:style-name="P2">Week <text:span text:style-name="T4">2</text:span> Assignment</text:p>
      <text:p text:style-name="P3">June <text:span text:style-name="T4">23</text:span>, 2020</text:p>
      <text:p text:style-name="P6"><text:span text:style-name="T1">Instructions:</text:span></text:p>
      <text:p text:style-name="P4"><text:span text:style-name="T1"/></text:p>
      <text:p text:style-name="P4"><text:span text:style-name="T1">1. <text:s text:c="3"/>Determine baselines for an agile approach to creating the SAMS website. Baselines are milestones and associated Configuration Items</text:span></text:p>
      <text:p text:style-name="P4"><text:span text:style-name="T1"/></text:p>
      <text:p text:style-name="P4"><text:span text:style-name="T1">a. <text:s text:c="3"/>Identify the baselines (milestones)</text:span></text:p>
      <text:p text:style-name="P4"><text:span text:style-name="T1"/></text:p>
      <text:p text:style-name="P4"><text:span text:style-name="T1"><text:s text:c="42"/>i. <text:s text:c="3"/>The start of the project, each iteration, and the project close are milestones - Identify each iteration by the iteration number.</text:span></text:p>
      <text:p text:style-name="P4"><text:span text:style-name="T1"/></text:p>
      <text:p text:style-name="P4"><text:span text:style-name="T1"><text:s text:c="41"/>ii. <text:s text:c="3"/>SAMS (The overall project)</text:span></text:p>
      <text:p text:style-name="P4"><text:span text:style-name="T1"/></text:p>
      <text:p text:style-name="P4"><text:span text:style-name="T1">1. <text:s text:c="3"/>Planning</text:span></text:p>
      <text:p text:style-name="P4"><text:span text:style-name="T1"/></text:p>
      <text:p text:style-name="P4"><text:span text:style-name="T1">2. <text:s text:c="3"/>Iterations</text:span></text:p>
      <text:p text:style-name="P4"><text:span text:style-name="T1"/></text:p>
      <text:p text:style-name="P4"><text:span text:style-name="T1">a. <text:s text:c="3"/>Iteration_1</text:span></text:p>
      <text:p text:style-name="P4"><text:span text:style-name="T1"/></text:p>
      <text:p text:style-name="P7"><text:span text:style-name="T1">Database - this task is to create a relational database that would be essential for our project. Since our project is a network project with accounts, item submissions, status's, and response, it would make sense to utilize a relational database to make keeping track of records seamless, easier to maintain, and scalable for the future. </text:span></text:p>
      <text:p text:style-name="P4"><text:span text:style-name="T1"/></text:p>
      <text:p text:style-name="P4"><text:span text:style-name="T1"/></text:p>
      <text:p text:style-name="P4"><text:span text:style-name="T1">b. <text:s text:c="3"/>Iteration_2</text:span></text:p>
      <text:p text:style-name="P4"><text:span text:style-name="T1"/></text:p>
      <text:p text:style-name="P7"><text:span text:style-name="T1">Backend - Since we are using a database, we could possibly use PHP or JavaScript to interact with it. We will need a backend, or simply a bunch of useful coded functions that can retrieve or store information from our front ends to and from the database as well as perform searches by scraping sites from study abroad programs for their offerings. The backend could even include the code for submitting applications, editing applications, and replying to applications. The backend could also utilize technologies like JSON or XML for communicating data exchanges between the scraped content and the UI along with data pulled from the SQL server.</text:span></text:p>
      <text:p text:style-name="P4"><text:span text:style-name="T1"/></text:p>
      <text:p text:style-name="P4"><text:span text:style-name="T1">c. <text:s text:c="4"/>Iteration_3</text:span></text:p>
      <text:p text:style-name="P4"><text:span text:style-name="T1"/></text:p>
      <text:p text:style-name="P7"><text:span text:style-name="T1">Frontend - this is the user interface. It has to be simple and intuitive. The more straight forward it is makes it more appealing and pleasant of an experience for the users. This also makes for fewer mistakes and less frustration. The interface should also be responsive. A responsive interface would also make it much easier to produce specialty and mobile applications making it much more accessible to students and easier for them to check the status of their applications. A mobile application for this could simply be creating a WebView in the mobile application and locking it to the SAMS webpage URL.</text:span></text:p>
      <text:p text:style-name="P4"><text:span text:style-name="T1"/></text:p>
      <text:p text:style-name="P5"><text:span text:style-name="T1"><text:s text:c="90"/></text:span></text:p>
      <text:p text:style-name="P5"><text:span text:style-name="T1"/></text:p>
      <text:p text:style-name="P5"><text:span text:style-name="T1">i. <text:s text:c="3"/>Development phases within each iteration are milestones.</text:span></text:p>
      <text:p text:style-name="P8"><text:span text:style-name="T1"/></text:p>
      <text:p text:style-name="P8"><text:span text:style-name="T1">1. <text:s text:c="3"/>Planning</text:span></text:p>
      <text:p text:style-name="P8"><text:soft-page-break/><text:span text:style-name="T1"/></text:p>
      <text:p text:style-name="P8"><text:span text:style-name="T1">2. <text:s text:c="3"/>Requirement</text:span></text:p>
      <text:p text:style-name="P8"><text:span text:style-name="T1"/></text:p>
      <text:p text:style-name="P8"><text:span text:style-name="T1">3. <text:s text:c="3"/>Design</text:span></text:p>
      <text:p text:style-name="P8"><text:span text:style-name="T1"/></text:p>
      <text:p text:style-name="P8"><text:span text:style-name="T1">4. <text:s text:c="3"/>Implementation</text:span></text:p>
      <text:p text:style-name="P8"><text:span text:style-name="T1"/></text:p>
      <text:p text:style-name="P8"><text:span text:style-name="T1">5. <text:s text:c="3"/>Integration</text:span></text:p>
      <text:p text:style-name="P8"><text:span text:style-name="T1"/></text:p>
      <text:p text:style-name="P8"><text:span text:style-name="T1">6. <text:s text:c="3"/>Validation</text:span></text:p>
      <text:p text:style-name="P8"><text:span text:style-name="T1"/></text:p>
      <text:p text:style-name="P8"><text:span text:style-name="T1">3. <text:s text:c="3"/>Close Project</text:span></text:p>
      <text:p text:style-name="P9"><text:span text:style-name="T1"/></text:p>
      <text:p text:style-name="P10"><text:span text:style-name="T1">Any changes to requirements or any document / code after the baseline is established should require a change proposal at this point. <text:s/>A change proposal should include a description of the change requested, a reason for the change requested, a brief description of how this change will effect other aspects of the project / what changes would have to be completed in the project to implement this change. </text:span></text:p>
      <text:p text:style-name="P10"><text:span text:style-name="T1"/></text:p>
      <text:p text:style-name="P10"><text:span text:style-name="T2">Tests will be created for validation. <text:s/>When parts of the project are finished and function correctly, it’s corresponding test should then pass. <text:s/>If</text:span><text:span text:style-name="T1"> </text:span><text:span text:style-name="T2">one fails, then it will have to be fixed to continue. <text:s/></text:span></text:p>
      <text:p text:style-name="P10"><text:span text:style-name="T2"/></text:p>
      <text:p text:style-name="P11"><text:span text:style-name="T2">C</text:span><text:span text:style-name="T1">hange control auditing will help ensure the changes in approved ECP’s are implemented in a timely manner by ensuring that changes are requested in a formal process allowing each request to be properly assessed. <text:s/>This also allows proper planning and design of the changes to complete giving a fairly accurate time estimate for completion. <text:s/>Following the same agile process, this change can be implemented on time. <text:s/></text:span><text:span text:style-name="T3">It also allows the change to be assessed for completeness and compliance ensuring quality of service as w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4T19:20:56.446946705</meta:creation-date>
    <dc:date>2020-06-24T01:49:31.336705523</dc:date>
    <meta:editing-duration>PT22M32S</meta:editing-duration>
    <meta:editing-cycles>7</meta:editing-cycles>
    <meta:generator>LibreOffice/6.4.4.2$Linux_X86_64 LibreOffice_project/40$Build-2</meta:generator>
    <meta:document-statistic meta:table-count="0" meta:image-count="0" meta:object-count="0" meta:page-count="3" meta:paragraph-count="31" meta:word-count="550" meta:character-count="3610" meta:non-whitespace-character-count="2855"/>
  </office:meta>
</office:document-meta>
</file>